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3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101"/>
  </office:automatic-styles>
  <office:body>
    <office:spreadsheet>
      <table:table table:name="Sheet1" table:style-name="ta1" table:print="false">
        <table:table-column table:style-name="co1" table:number-columns-repeated="10" table:default-cell-style-name="Default"/>
        <table:table-column table:style-name="co2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 office:value-type="string">
            <text:p>POT Values</text:p>
          </table:table-cell>
          <table:table-cell office:value-type="float" office:value="1.05">
            <text:p>1.05</text:p>
          </table:table-cell>
          <table:table-cell office:value-type="float" office:value="1.07">
            <text:p>1.07</text:p>
          </table:table-cell>
          <table:table-cell office:value-type="float" office:value="1.15">
            <text:p>1.15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 office:value-type="float" office:value="1.57">
            <text:p>1.57</text:p>
          </table:table-cell>
          <table:table-cell office:value-type="float" office:value="1.65">
            <text:p>1.65</text:p>
          </table:table-cell>
          <table:table-cell office:value-type="float" office:value="1.95">
            <text:p>1.95</text:p>
          </table:table-cell>
          <table:table-cell office:value-type="float" office:value="2.5">
            <text:p>2.5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40000">
            <text:p>£140,000</text:p>
          </table:table-cell>
          <table:table-cell table:style-name="ce1" table:formula="of:=[.A7]*[.B4]" office:value-type="currency" office:currency="GBP" office:value="147000">
            <text:p>£147,000</text:p>
          </table:table-cell>
          <table:table-cell table:style-name="ce1" table:formula="of:=[.A7]*[.C4]" office:value-type="currency" office:currency="GBP" office:value="149800">
            <text:p>£149,800</text:p>
          </table:table-cell>
          <table:table-cell table:style-name="ce1" table:formula="of:=[.A7]*[.D4]" office:value-type="currency" office:currency="GBP" office:value="161000">
            <text:p>£161,000</text:p>
          </table:table-cell>
          <table:table-cell table:style-name="ce1" table:formula="of:=[.A7]*[.E4]" office:value-type="currency" office:currency="GBP" office:value="182000">
            <text:p>£182,000</text:p>
          </table:table-cell>
          <table:table-cell table:style-name="ce1" table:formula="of:=[.A7]*[.F4]" office:value-type="currency" office:currency="GBP" office:value="210000">
            <text:p>£210,000</text:p>
          </table:table-cell>
          <table:table-cell table:style-name="ce1" table:formula="of:=[.A7]*[.G4]" office:value-type="currency" office:currency="GBP" office:value="219800">
            <text:p>£219,800</text:p>
          </table:table-cell>
          <table:table-cell table:style-name="ce1" table:formula="of:=[.A7]*[.H4]" office:value-type="currency" office:currency="GBP" office:value="231000">
            <text:p>£231,000</text:p>
          </table:table-cell>
          <table:table-cell table:style-name="ce1" table:formula="of:=[.A7]*[.I4]" office:value-type="currency" office:currency="GBP" office:value="273000">
            <text:p>£273,000</text:p>
          </table:table-cell>
          <table:table-cell table:style-name="ce1" table:formula="of:=[.A7]*[.J4]" office:value-type="currency" office:currency="GBP" office:value="350000">
            <text:p>£350,000</text:p>
          </table:table-cell>
          <table:table-cell table:style-name="ce1" table:formula="of:=[.A7]*[.K4]" office:value-type="currency" office:currency="GBP" office:value="700000">
            <text:p>£700,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365000">
            <text:p>£365,000</text:p>
          </table:table-cell>
          <table:table-cell table:style-name="ce1" table:formula="of:=[.A9]*[.B4]" office:value-type="currency" office:currency="GBP" office:value="383250">
            <text:p>£383,250</text:p>
          </table:table-cell>
          <table:table-cell table:style-name="ce1" table:formula="of:=[.A9]*[.C4]" office:value-type="currency" office:currency="GBP" office:value="390550">
            <text:p>£390,550</text:p>
          </table:table-cell>
          <table:table-cell table:style-name="ce1" table:formula="of:=[.A9]*[.D4]" office:value-type="currency" office:currency="GBP" office:value="419750">
            <text:p>£419,750</text:p>
          </table:table-cell>
          <table:table-cell table:style-name="ce1" table:formula="of:=[.A9]*[.E4]" office:value-type="currency" office:currency="GBP" office:value="474500">
            <text:p>£474,500</text:p>
          </table:table-cell>
          <table:table-cell table:style-name="ce1" table:formula="of:=[.A9]*[.F4]" office:value-type="currency" office:currency="GBP" office:value="547500">
            <text:p>£547,500</text:p>
          </table:table-cell>
          <table:table-cell table:style-name="ce1" table:formula="of:=[.A9]*[.G4]" office:value-type="currency" office:currency="GBP" office:value="573050">
            <text:p>£573,050</text:p>
          </table:table-cell>
          <table:table-cell table:style-name="ce1" table:formula="of:=[.A9]*[.H4]" office:value-type="currency" office:currency="GBP" office:value="602250">
            <text:p>£602,250</text:p>
          </table:table-cell>
          <table:table-cell table:style-name="ce1" table:formula="of:=[.A9]*[.I4]" office:value-type="currency" office:currency="GBP" office:value="711750">
            <text:p>£711,750</text:p>
          </table:table-cell>
          <table:table-cell table:style-name="ce1" table:formula="of:=[.A9]*[.J4]" office:value-type="currency" office:currency="GBP" office:value="912500">
            <text:p>£912,500</text:p>
          </table:table-cell>
          <table:table-cell table:style-name="ce1" table:formula="of:=[.A9]*[.K4]" office:value-type="currency" office:currency="GBP" office:value="1825000">
            <text:p>£1,825,00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600000">
            <text:p>£1,600,000</text:p>
          </table:table-cell>
          <table:table-cell table:style-name="ce1" table:formula="of:=[.A11]*[.B4]" office:value-type="currency" office:currency="GBP" office:value="1680000">
            <text:p>£1,680,000</text:p>
          </table:table-cell>
          <table:table-cell table:style-name="ce1" table:formula="of:=[.A11]*[.C4]" office:value-type="currency" office:currency="GBP" office:value="1712000">
            <text:p>£1,712,000</text:p>
          </table:table-cell>
          <table:table-cell table:style-name="ce1" table:formula="of:=[.A11]*[.D4]" office:value-type="currency" office:currency="GBP" office:value="1840000">
            <text:p>£1,840,000</text:p>
          </table:table-cell>
          <table:table-cell table:style-name="ce1" table:formula="of:=[.A11]*[.E4]" office:value-type="currency" office:currency="GBP" office:value="2080000">
            <text:p>£2,080,000</text:p>
          </table:table-cell>
          <table:table-cell table:style-name="ce1" table:formula="of:=[.A11]*[.F4]" office:value-type="currency" office:currency="GBP" office:value="2400000">
            <text:p>£2,400,000</text:p>
          </table:table-cell>
          <table:table-cell table:style-name="ce1" table:formula="of:=[.A11]*[.G4]" office:value-type="currency" office:currency="GBP" office:value="2512000">
            <text:p>£2,512,000</text:p>
          </table:table-cell>
          <table:table-cell table:style-name="ce1" table:formula="of:=[.A11]*[.H4]" office:value-type="currency" office:currency="GBP" office:value="2640000">
            <text:p>£2,640,000</text:p>
          </table:table-cell>
          <table:table-cell table:style-name="ce1" table:formula="of:=[.A11]*[.I4]" office:value-type="currency" office:currency="GBP" office:value="3120000">
            <text:p>£3,120,000</text:p>
          </table:table-cell>
          <table:table-cell table:style-name="ce1" table:formula="of:=[.A11]*[.J4]" office:value-type="currency" office:currency="GBP" office:value="4000000">
            <text:p>£4,000,000</text:p>
          </table:table-cell>
          <table:table-cell table:style-name="ce1" table:formula="of:=[.A11]*[.K4]" office:value-type="currency" office:currency="GBP" office:value="8000000">
            <text:p>£8,000,00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24000000">
            <text:p>£24,000,000</text:p>
          </table:table-cell>
          <table:table-cell table:style-name="ce1" table:formula="of:=[.A13]*[.B4]" office:value-type="currency" office:currency="GBP" office:value="25200000">
            <text:p>£25,200,000</text:p>
          </table:table-cell>
          <table:table-cell table:style-name="ce1" table:formula="of:=[.A13]*[.C4]" office:value-type="currency" office:currency="GBP" office:value="25680000">
            <text:p>£25,680,000</text:p>
          </table:table-cell>
          <table:table-cell table:style-name="ce1" table:formula="of:=[.A13]*[.D4]" office:value-type="currency" office:currency="GBP" office:value="27600000">
            <text:p>£27,600,000</text:p>
          </table:table-cell>
          <table:table-cell table:style-name="ce1" table:formula="of:=[.A13]*[.E4]" office:value-type="currency" office:currency="GBP" office:value="31200000">
            <text:p>£31,200,000</text:p>
          </table:table-cell>
          <table:table-cell table:style-name="ce1" table:formula="of:=[.A13]*[.F4]" office:value-type="currency" office:currency="GBP" office:value="36000000">
            <text:p>£36,000,000</text:p>
          </table:table-cell>
          <table:table-cell table:style-name="ce1" table:formula="of:=[.A13]*[.G4]" office:value-type="currency" office:currency="GBP" office:value="37680000">
            <text:p>£37,680,000</text:p>
          </table:table-cell>
          <table:table-cell table:style-name="ce1" table:formula="of:=[.A13]*[.H4]" office:value-type="currency" office:currency="GBP" office:value="39600000">
            <text:p>£39,600,000</text:p>
          </table:table-cell>
          <table:table-cell table:style-name="ce1" table:formula="of:=[.A13]*[.I4]" office:value-type="currency" office:currency="GBP" office:value="46800000">
            <text:p>£46,800,000</text:p>
          </table:table-cell>
          <table:table-cell table:style-name="ce1" table:formula="of:=[.A13]*[.J4]" office:value-type="currency" office:currency="GBP" office:value="60000000">
            <text:p>£60,000,000</text:p>
          </table:table-cell>
          <table:table-cell table:style-name="ce1" table:formula="of:=[.A13]*[.K4]" office:value-type="currency" office:currency="GBP" office:value="120000000">
            <text:p>£120,000,00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currency" office:currency="GBP" office:value="135000000">
            <text:p>£135,000,000</text:p>
          </table:table-cell>
          <table:table-cell table:style-name="ce1" table:formula="of:=[.A15]*[.B4]" office:value-type="currency" office:currency="GBP" office:value="141750000">
            <text:p>£141,750,000</text:p>
          </table:table-cell>
          <table:table-cell table:style-name="ce1" table:formula="of:=[.A15]*[.C4]" office:value-type="currency" office:currency="GBP" office:value="144450000">
            <text:p>£144,450,000</text:p>
          </table:table-cell>
          <table:table-cell table:style-name="ce1" table:formula="of:=[.A15]*[.D4]" office:value-type="currency" office:currency="GBP" office:value="155250000">
            <text:p>£155,250,000</text:p>
          </table:table-cell>
          <table:table-cell table:style-name="ce1" table:formula="of:=[.A15]*[.E4]" office:value-type="currency" office:currency="GBP" office:value="175500000">
            <text:p>£175,500,000</text:p>
          </table:table-cell>
          <table:table-cell table:style-name="ce1" table:formula="of:=[.A15]*[.F4]" office:value-type="currency" office:currency="GBP" office:value="202500000">
            <text:p>£202,500,000</text:p>
          </table:table-cell>
          <table:table-cell table:style-name="ce1" table:formula="of:=[.A15]*[.G4]" office:value-type="currency" office:currency="GBP" office:value="211950000">
            <text:p>£211,950,000</text:p>
          </table:table-cell>
          <table:table-cell table:style-name="ce1" table:formula="of:=[.A15]*[.H4]" office:value-type="currency" office:currency="GBP" office:value="222750000">
            <text:p>£222,750,000</text:p>
          </table:table-cell>
          <table:table-cell table:style-name="ce1" table:formula="of:=[.A15]*[.I4]" office:value-type="currency" office:currency="GBP" office:value="263250000">
            <text:p>£263,250,000</text:p>
          </table:table-cell>
          <table:table-cell table:style-name="ce1" table:formula="of:=[.A15]*[.J4]" office:value-type="currency" office:currency="GBP" office:value="337500000">
            <text:p>£337,500,000</text:p>
          </table:table-cell>
          <table:table-cell table:style-name="ce1" table:formula="of:=[.A15]*[.K4]" office:value-type="currency" office:currency="GBP" office:value="675000000">
            <text:p>£675,000,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2">22/10/2019</text:date>, <text:time>22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2:40:46.49</meta:creation-date>
    <dc:date>2019-10-22T22:43:23.73</dc:date>
    <meta:editing-duration>PT1H17M48S</meta:editing-duration>
    <meta:editing-cycles>2</meta:editing-cycles>
    <meta:generator>OpenOffice/4.1.6$Win32 OpenOffice.org_project/416m1$Build-9790</meta:generator>
    <meta:document-statistic meta:table-count="3" meta:cell-count="121" meta:object-count="0"/>
  </office:meta>
</office:document-meta>
</file>